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Dispatcher.dispatch( RecordedRequest reques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0">
            <text:p text:style-name="Table_20_Contents">0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AbstractMockWebServ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MockWebServerTests.tear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